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cebcb" officeooo:paragraph-rsid="000cebc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hr geehrte Frau Bauhofer</text:p>
      <text:p text:style-name="P1"/>
      <text:p text:style-name="P1">Ich gehe davon aus, dass die Verdinkinder Morde dazu da sind, dass der CIA bzw. die Zürich Versichreung Fälle aus dem Gerichtssaal raus halten können die den CIA bzw. deren Ableger die Zürich Versicherung wegen Wirtschaftsspionage auffliegen liessen.</text:p>
      <text:p text:style-name="P1"/>
      <text:p text:style-name="P1"/>
      <text:p text:style-name="P1">Ich gehe davon aus, dass die gesammte Mail Infrastruktur im Kanton Aargau die Mails an Richter zuerst über den Tisch der Eltern der Richter gehen lässt und diese dann alle Offizialdelikte oder Straftaten die die Zürich Versicherung oder den CIA auffliegen liessen heraus filtern.</text:p>
      <text:p text:style-name="P1"/>
      <text:p text:style-name="P1">Vermutlich zahlt die Zürich Versicherung dafür «versteckte Arbeitsplätze»</text:p>
      <text:p text:style-name="P1"/>
      <text:p text:style-name="P1"/>
      <text:p text:style-name="P1">Zur Zeit Spekulation, im Anhang ist ein Mail was jeweils bei mir am Computer läuft nach dem ein Gerichtsschreiben versendet wurde von Ihnen oder Ihren Mitarbeitern</text:p>
      <text:p text:style-name="P1"/>
      <text:p text:style-name="P1"/>
      <text:p text:style-name="P1"/>
      <text:p text:style-name="P1"/>
      <text:p text:style-name="P1"/>
      <text:p text:style-name="P1">Aarau 01.11.2022</text:p>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CH"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CH"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1T04:30:33.758559838</meta:creation-date>
    <meta:print-date>2022-11-01T04:35:50.487726706</meta:print-date>
    <dc:date>2022-11-01T04:43:07.612895495</dc:date>
    <meta:editing-duration>PT12M34S</meta:editing-duration>
    <meta:editing-cycles>1</meta:editing-cycles>
    <meta:document-statistic meta:table-count="0" meta:image-count="0" meta:object-count="0" meta:page-count="1" meta:paragraph-count="6" meta:word-count="122" meta:character-count="807" meta:non-whitespace-character-count="691"/>
    <meta:generator>LibreOffice/7.4.1.2$Linux_X86_64 LibreOffice_project/40$Build-2</meta:generator>
  </office:meta>
</office:document-meta>
</file>